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Times New Roman1" svg:font-family="'Times New Roman'"/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77cm" table:align="right"/>
    </style:style>
    <style:style style:name="Table1.A" style:family="table-column">
      <style:table-column-properties style:column-width="7.29cm"/>
    </style:style>
    <style:style style:name="Table1.B" style:family="table-column">
      <style:table-column-properties style:column-width="5.881cm"/>
    </style:style>
    <style:style style:name="Table1.C" style:family="table-column">
      <style:table-column-properties style:column-width="3.806cm"/>
    </style:style>
    <style:style style:name="Table1.A1" style:family="table-cell">
      <style:table-cell-properties fo:padding="0cm" fo:border-left="0.002cm solid #000000" fo:border-right="0.018cm solid #000000" fo:border-top="0.018cm solid #000000" fo:border-bottom="0.002cm solid #000000"/>
    </style:style>
    <style:style style:name="Table1.C1" style:family="table-cell">
      <style:table-cell-properties fo:padding="0cm" fo:border-left="0.002cm solid #000000" fo:border-right="0.002cm solid #000000" fo:border-top="0.018cm solid #000000" fo:border-bottom="0.002cm solid #000000"/>
    </style:style>
    <style:style style:name="Table1.A5" style:family="table-cell">
      <style:table-cell-properties fo:padding="0cm" fo:border-left="0.002cm solid #000000" fo:border-right="0.018cm solid #000000" fo:border-top="none" fo:border-bottom="0.002cm solid #000000"/>
    </style:style>
    <style:style style:name="Table1.C5" style:family="table-cell">
      <style:table-cell-properties fo:padding="0cm" fo:border-left="0.002cm solid #000000" fo:border-right="0.002cm solid #000000" fo:border-top="none" fo:border-bottom="0.002cm solid #000000"/>
    </style:style>
    <style:style style:name="Table1.25" style:family="table-row">
      <style:table-row-properties style:min-row-height="0.725cm"/>
    </style:style>
    <style:style style:name="Table1.127" style:family="table-row">
      <style:table-row-properties style:min-row-height="0.676cm"/>
    </style:style>
    <style:style style:name="Table1.162" style:family="table-row">
      <style:table-row-properties style:min-row-height="0.806cm"/>
    </style:style>
    <style:style style:name="Table1.284" style:family="table-row">
      <style:table-row-properties style:min-row-height="0.499cm"/>
    </style:style>
    <style:style style:name="Table1.392" style:family="table-row">
      <style:table-row-properties style:min-row-height="0.706cm"/>
    </style:style>
    <style:style style:name="P1" style:family="paragraph" style:parent-style-name="Normal">
      <style:text-properties style:font-name="Charis SIL" fo:font-size="10pt"/>
    </style:style>
    <style:style style:name="P2" style:family="paragraph" style:parent-style-name="Normal">
      <style:text-properties style:font-name="Charis SIL" fo:font-size="10pt" style:text-underline-style="solid" style:text-underline-width="auto" style:text-underline-color="font-color" fo:font-weight="bold"/>
    </style:style>
    <style:style style:name="P3" style:family="paragraph" style:parent-style-name="Normal">
      <style:text-properties style:font-name="Charis SIL" fo:font-size="10pt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Normal">
      <style:text-properties style:font-name="Charis SIL" fo:font-size="10pt" fo:font-weight="bold" style:font-weight-asian="bold" style:font-weight-complex="bold"/>
    </style:style>
    <style:style style:name="P5" style:family="paragraph" style:parent-style-name="Normal">
      <style:text-properties style:font-name="Charis SIL" fo:font-size="10pt" style:text-underline-style="none" fo:font-weight="normal" style:font-weight-asian="normal" style:font-weight-complex="normal"/>
    </style:style>
    <style:style style:name="P6" style:family="paragraph" style:parent-style-name="Normal">
      <style:text-properties style:font-name="Charis SIL" fo:font-size="10pt" style:text-underline-style="none" fo:font-weight="bold" style:font-weight-asian="bold" style:font-weight-complex="bold"/>
    </style:style>
    <style:style style:name="P7" style:family="paragraph" style:parent-style-name="Normal">
      <style:text-properties style:font-name="Charis SIL" fo:font-size="10pt" fo:font-weight="normal" style:font-weight-asian="normal" style:font-weight-complex="normal"/>
    </style:style>
    <style:style style:name="P8" style:family="paragraph" style:parent-style-name="Normal">
      <style:text-properties style:font-name="Charis SIL" fo:font-size="10pt"/>
    </style:style>
    <style:style style:name="P9" style:family="paragraph" style:parent-style-name="Normal">
      <style:text-properties style:font-name="Charis SIL" fo:font-size="10pt" fo:font-weight="bold" style:font-weight-asian="bold" style:font-weight-complex="bold"/>
    </style:style>
    <style:style style:name="P10" style:family="paragraph" style:parent-style-name="Normal">
      <style:text-properties style:font-name="Charis SIL" fo:font-size="10pt"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Normal">
      <style:text-properties style:font-name="Charis SIL" fo:font-size="10pt"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2">Nyankpʋsa Ɩwɩ Atɔ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3">Nwun: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Nwuntɔbɔ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Agywɩɩn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Alɔlɔ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Nwun wuhɛ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Nwuntɔ asʋn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Nwun yinta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Nwuntɔ-obubwi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Nwuntɔdwiin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Nwunbwie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Nwuntɔdawa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Nwunkpʋkpʋʋ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nwunkotsoli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Nwuntɔkowa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Nwunkpa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Nwundɩnkɩ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Nwun lalahɛkpa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Nwun yilekpa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Nwunsʋmi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Nkpambɛlɩ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Nwun-ɔkɔntɩ 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Nwun kpakpahɛ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Ɔsʋkpɩ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 table:style-name="Table1.25">
            <table:table-cell table:style-name="Table1.A1" office:value-type="string">
              <text:p text:style-name="P1">Ɔsʋkpɩ kpakpahɛ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Owunfi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Nwun okokobi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Nwun kolikoli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Nwun plɩplɩ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Nwun-aye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Ɔ/ɛtantra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Ɔtantra kpakpahɛ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Ɔtantra dɛ ɔŋɛ fʋ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Ɔ/ɛsʋkpɩ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Ɔsʋkpɩ kpakpahɛ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Oswie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3">Asʋ: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Asʋtɔmi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Asʋkpatɩ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Ɩsʋ-ɔbɔ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Ɩsʋmaa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Asʋtɔ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Asʋtɔba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ext:soft-page-break/>
          <table:table-row>
            <table:table-cell table:style-name="Table1.A5" office:value-type="string">
              <text:p text:style-name="P1">Asʋtɔfin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Asʋonobi/asʋɔnɔsʋbi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Asʋsʋmi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Asʋtɔkpin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Asʋtɔntsu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Asʋgbemgbe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5">O/emua: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O/emuakpʋn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O/emuansiebi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3">Ansibi: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5">Ansɩtɔ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5">Ansɩtɔba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5">Ansɩkaa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5">Ansɩkatɔ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Ɔsɩkunku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Ɔsɩkunkusʋmi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Ɔsɩkɛtɛ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Ɔsɩkɛtɛsʋmi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Ansibiklambi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Ansibisʋ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Ansibitɔ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Ansibipwɩɩ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Ansɩsʋ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Ansibiwʋlɔkɩɩ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Ansibwii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Ansɩtɩn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Ansibiasɩ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Ansɩtɔ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Ansɩsʋ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oswie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Ansɩntsu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Ansɩtɔba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Ansɩasɩba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Ansibitɔ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Ansibi bʋ ogya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Ansibibwie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Ansibipunya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Ansɩlawu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Ansibiasɩ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Ansibi ana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Ansɩtuun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Ɔbʋansɩ(pʋ)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Ansɩ ma asɩ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ext:soft-page-break/>
          <table:table-row>
            <table:table-cell table:style-name="Table1.A1" office:value-type="string">
              <text:p text:style-name="P1">Ɛ/Ɔnsɩpɛ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Ansɩpɛpɛ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Ansɩ lɩɩ tɩntɩn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4"><text:span text:style-name="T2"/></text:p>
            </table:table-cell>
            <table:table-cell table:style-name="Table1.A1" office:value-type="string">
              <text:p text:style-name="P4">Pro: <text:span text:style-name="T2">Ɔwɔntɩá ɔmɛdɛlɔ tamawa adu</text:span></text:p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3">Ɔnɔ: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Ɔnɔfa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Ɔnɔfami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O/enopi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Ɔnɔtɔ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Ɔnɔsʋ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Onopisʋsʋpʋ (chick)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Ɔnɔwʋlɩ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Mpietɔ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Atsʋnɔ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Atsʋnɔtɩ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Ɔnɔsʋ (idiom)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Ɔnɔtswɩ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Ɔnɔ srehɛ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Ɔnɔ kikihɛ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Ɔnɔntsu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Ɔnɔwʋlɔkɩɩ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Ɔdandʋ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Ɔdandʋsʋ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Ɔdandʋayasɩ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Ɔdandʋɔnɔ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Ɔkplawʋdɩ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Ɔkplawʋdɩtɔ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4">Pro: <text:span text:style-name="T2">Fʋdʋn mɩ mpie, ndʋn fʋ atsʋnɔ</text:span>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Ɔnɔlɛ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Ɔnɔlɛ (dawa)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Ɔnɔlɛ (Ntamka)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Ɔnɔtɔka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Ɔnɔdwo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Ayin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Ayinkɛntɛ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Mpietɔayin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Nyewutɔ mʋmwɩɩwahɛ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Oyinflɛ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Iyintrahɛ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Nyewutɔ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 table:style-name="Table1.127">
            <table:table-cell table:style-name="Table1.A5" office:value-type="string">
              <text:p text:style-name="P1"><text:span text:style-name="T1">Pro: </text:span>Ayin ánɩ́ igyankpa mɔkʋdun, mapʋ tamadun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Ayin adʋasa-nyɔ(sʋ)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ext:soft-page-break/>
          <table:table-row>
            <table:table-cell table:style-name="Table1.A1" office:value-type="string">
              <text:p text:style-name="P1">Ɔ/ɛda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Ɔdawu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4">Pros: <text:span text:style-name="T2">Ɔdandʋ da mʋ olwiikpa</text:span>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<text:s text:c="8"/>Ɔdandʋ da ɔnɔtɔ, megyi iye igyi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<text:s text:c="7"/>Fɛlɛ fʋ ɔdandʋ tɔ wɩ, fʋmɔkʋwɩ iye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<text:s text:c="6"/>Megyi ɔ/ɛpʋda ɔnɔ ogyi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<text:s text:c="6"/>Fʋmɔ́ɔkʋlɩ mʋ ɔnɔ fwi ogya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Ɔ/ɛdanɔfa (Hysop)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Timbi, plebi, pɩna, anini, afwɩ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3">Imi: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Imi fututu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Imi pɛpɛ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Imi kpekple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Imi pɔnhɛ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Imi tsɩntsɩnɩtsɩn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Imi <text:s/>pʋkʋʋ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Imi pʋyɛpʋyɛ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Imi tsafitsafi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Imi bɔblɔ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Imi putuu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Imi sansaɩnsa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Mpɛsɛ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Imi gyaɩbɩ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Nkpambɛlɩ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Ogbomblɛ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Ikwi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Abɔɔ – ɔkɩ oputsutɔ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3">Ɩbɔ: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Oboyi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Ɔmɛ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Omeyi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Lɔkɔlɔkɔ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Ɩpɔ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 table:style-name="Table1.162">
            <table:table-cell table:style-name="Table1.A5" office:value-type="string">
              <text:p text:style-name="P1">Nkplɩmba (ɔmɛtɔ ɩlɔ)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Ɔblɔma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Ɔmɛtɔkakabianhɛ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Ɔmɛtɔ ɔ/ɛkabi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Ɔmɛwʋlɩ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Anyensi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Ŋlawun lɛlɛ mʋ ɔkabi wa fantɩ (idiom)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Omuan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Omuanfu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Ɔsʋkpɩ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ext:soft-page-break/>
          <table:table-row>
            <table:table-cell table:style-name="Table1.A1" office:value-type="string">
              <text:p text:style-name="P1">Anyewu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Anyewutɔ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Ɩpɔ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Omeyi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Ɩbɔtɔkɔdɩɩ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Nkanta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Nkɔnkɔ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Ɔpɔmpɔtɔ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Nkantafu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3">Kantɔ: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Ɩklʋn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Afʋfʋ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Kantɔmi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Ɔkalolobi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Ɔklʋnfɛ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Ɔbʋkɔ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Anyɔpʋ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Anyɔpʋ-ɔnɔ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Anyɔpʋsʋmi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Ɔbʋkɔsʋmi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Anyɔpʋayasɩ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Akankawu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Abɩnwu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Afʋfʋ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Ɔ/ɛkalolobi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Akpʋn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Akpʋnmanta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3">Ipu: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Opunɔ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Pubeble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Iputɔ-ayin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Mpunitɔ-nfa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Ɔkwɩɩpuni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Opunitsii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Batɛ-akpabi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Ɔ/ɛmɛsɩ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Oblu-otuntu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Oblu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Oblufo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Mbi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Opunitɔ-mbi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Okponkpo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Atʋmabi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ext:soft-page-break/>
          <table:table-row>
            <table:table-cell table:style-name="Table1.A5" office:value-type="string">
              <text:p text:style-name="P1">Atʋmabitɔ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Atʋmabi abɔɩ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Okponkpo abi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Osietɔ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Isie(sʋ)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Ɔ/ɛmayibi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Ɔtan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Osiesʋ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Afɛ(sʋ)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Ɩfɛ lokpoo/kpakplakpa/kaknakan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O/esisia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Atrʋ(tɔ)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Atrʋtɔ iwu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Atrʋtɔ e/otsin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Atrʋ lakpa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Obian(tɔ)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Obian tsitsi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Obiantɔ iye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Ntakpa(tɔ)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Ayatɔ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Obiantowu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Awutɔnfɔ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Awutɔ igyo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Ntsin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Awutɔntsin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obugyantsin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Hlewuhlewu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Nkpá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Nkpami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Opie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Opietɔ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O/etsontsobi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Opie abambi (agbemgbe)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Opieɔnɔ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Opie tuntu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Opiekatɛ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Tsɩwɩɩ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Otsontsobisʋ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Otsontsobi ɔŋɛ fʋ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Ɔkpa ma mʋ ɩwɩ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Babɔɩ mʋ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Nkpá mbiebi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Tutu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Tutuɔnɔ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ext:soft-page-break/>
          <table:table-row>
            <table:table-cell table:style-name="Table1.A5" office:value-type="string">
              <text:p text:style-name="P1">Tutuɔbɔ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Tutuɔfɛ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Tutuka (ketetɩn)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Tutukʋsʋ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Tutulwii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Tutu lɩɩ tɩntɩn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Tutu lapɔn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Kpabi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Kpabiɔfɛ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Kpabibi (flo)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Okokoni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Kpawunu (tɔ)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Awunu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Kpawunu olepebi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Kpawunu lokpoo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Kpawunu kpokplokpo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3">Ayabi: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Ayabi kplasuu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Ofin(tɔ)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Ofin ansɩtɔ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Ofinkɛtsɛ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Nkonto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Ofintowu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Ofinsʋ-ɔlɔ (ɩlɔ)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Nantuo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 table:style-name="Table1.284">
            <table:table-cell table:style-name="Table1.A5" office:value-type="string">
              <text:p text:style-name="P1">O/etebi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Ɔnankuu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Nankpʋtɔ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Ɔ/ɛnanku ɔma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Nantata(tɔ)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Nantatasʋ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Yabi nfɔtɔ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Nambi(sʋ)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Nambi akʋn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Nambi ɔnɔ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Anambi nkpanta(tɔ)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Nambitɔ awu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Nambi awɔlʋ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Nambiyin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Nambi trahɛ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Sankpodiki (kitikpodi)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Nambi ntsin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Nambitɔ ɔlɔ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Duguli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ext:soft-page-break/>
          <table:table-row>
            <table:table-cell table:style-name="Table1.A5" office:value-type="string">
              <text:p text:style-name="P1">Ɔkaka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Namplɔɩ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Ofolitsu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Nambi oboyitɔ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Atatɔ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Gegyefe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Ɔtanwubia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<text:s/>Da mʋ bɩnatɔ, afʋyasʋa mʋ gyɔpɩ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3">Ɩba: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Ɩbatɔ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Ɩbɩ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Ɔbɩwɛtɔ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Ɔbɩwɛ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Abayi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Ɔbɩwɛtɔwu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Osrebi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Osrebitɔwu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osrebisʋ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Osrebitɔ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Asrebi-ɔkabi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Ɔ/ɛbɩmaa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Ɩbɩtɔ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Ɩbɩtɔ awu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O/esrebi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O/esregyo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Awɔlʋ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Akuti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Osrebikun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Osregon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Osrebitin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Ɩbɩtin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Ɩbatin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Osrebinkpantatɔ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Osrebiɔnɔ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Wɔlʋsʋ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Wɔlʋtɔ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Ɔbɩmantsin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Klɛkpatɔ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Klɛtɔ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Klɛtomi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Klɛtobi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Klɛkpatɔmi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1">Kɛklɛ</text:p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ext:soft-page-break/>
          <table:table-row>
            <table:table-cell table:style-name="Table1.A1" office:value-type="string">
              <text:p text:style-name="P1">Omlewu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Omlewutɔ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Abɩnawu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Abɩntɔ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Ɔma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Ɔblɔmaa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Aputɔ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Apu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Oplu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obluotuntu/Oblufo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Oblu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Oplutɔ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3">Ipu: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Ɔkpɩfɛ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Mpuni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Akpʋn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Akpʋn-manta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Olinkantɩ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Opunɔ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Mbi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Iputɔ-atɔ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Ɔkwɩɩpuni/Opuni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Ɔmɛ́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Ɔmɛ́tɔ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Nkla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Obugya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Obugya-aklun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Obugyadunti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Obugyantsin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Obugyantsu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Ntsin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Osietɔ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Osiesʋ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Osietɔ Kikihɛ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Afɛ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Osietɔnɔhɛ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Afɛwu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Afɛsʋ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Afɛwulokpoo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Afɛsʋkpʋn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Osisia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Tutu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Akpabi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ext:soft-page-break/>
          <table:table-row>
            <table:table-cell table:style-name="Table1.A1" office:value-type="string">
              <text:p text:style-name="P1">Nkpami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Nkpami putuu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Opie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 table:style-name="Table1.392">
            <table:table-cell table:style-name="Table1.A1" office:value-type="string">
              <text:p text:style-name="P1">Osunkatsre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Otsontsobi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Okokoni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Okokonitɔ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Okoyi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Ofiayibi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Okponkpotɔ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Okponkpo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Tsɩwɩɩ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Obian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Obiantɔ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Obiansʋ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Obiantɔwu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Akpʋkpʋsa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Kpawunu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Kpawunutɔ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Kpawunusʋ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Kpawunu olepebi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Ofin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Ofinwu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ofintɔ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Ofinsʋ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Anantuo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Ɔpɔmpɔtɔ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Nkpá-obugya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Otsikpʋn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Ɔnankuu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Otebi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Otebisʋ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Nantata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Nambi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Nambisʋ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Wɔlʋ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Nambiyin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Nambiɔnɔ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Nambitrahɛ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Yabi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Yabitɔ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Yabisʋ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ext:soft-page-break/>
          <table:table-row>
            <table:table-cell table:style-name="Table1.A1" office:value-type="string">
              <text:p text:style-name="P1">Wɔlʋtɔ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3">Ɔtsɩkle: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5">Bɩtɩ</text:p>
            </table:table-cell>
            <table:table-cell table:style-name="Table1.A5" office:value-type="string">
              <text:p text:style-name="P7"/>
            </table:table-cell>
            <table:table-cell table:style-name="Table1.C5" office:value-type="string">
              <text:p text:style-name="P7"/>
            </table:table-cell>
          </table:table-row>
          <table:table-row>
            <table:table-cell table:style-name="Table1.A5" office:value-type="string">
              <text:p text:style-name="P5">Kle</text:p>
            </table:table-cell>
            <table:table-cell table:style-name="Table1.A5" office:value-type="string">
              <text:p text:style-name="P7"/>
            </table:table-cell>
            <table:table-cell table:style-name="Table1.C5" office:value-type="string">
              <text:p text:style-name="P7"/>
            </table:table-cell>
          </table:table-row>
          <table:table-row>
            <table:table-cell table:style-name="Table1.A5" office:value-type="string">
              <text:p text:style-name="P5">Dɩ</text:p>
            </table:table-cell>
            <table:table-cell table:style-name="Table1.A5" office:value-type="string">
              <text:p text:style-name="P7"/>
            </table:table-cell>
            <table:table-cell table:style-name="Table1.C5" office:value-type="string">
              <text:p text:style-name="P7"/>
            </table:table-cell>
          </table:table-row>
          <table:table-row>
            <table:table-cell table:style-name="Table1.A5" office:value-type="string">
              <text:p text:style-name="P5">Tɛtɛ</text:p>
            </table:table-cell>
            <table:table-cell table:style-name="Table1.A5" office:value-type="string">
              <text:p text:style-name="P7"/>
            </table:table-cell>
            <table:table-cell table:style-name="Table1.C5" office:value-type="string">
              <text:p text:style-name="P7"/>
            </table:table-cell>
          </table:table-row>
          <table:table-row>
            <table:table-cell table:style-name="Table1.A5" office:value-type="string">
              <text:p text:style-name="P5"/>
            </table:table-cell>
            <table:table-cell table:style-name="Table1.A5" office:value-type="string">
              <text:p text:style-name="P7"/>
            </table:table-cell>
            <table:table-cell table:style-name="Table1.C5" office:value-type="string">
              <text:p text:style-name="P7"/>
            </table:table-cell>
          </table:table-row>
          <table:table-row>
            <table:table-cell table:style-name="Table1.A5" office:value-type="string">
              <text:p text:style-name="P5"/>
            </table:table-cell>
            <table:table-cell table:style-name="Table1.A5" office:value-type="string">
              <text:p text:style-name="P7"/>
            </table:table-cell>
            <table:table-cell table:style-name="Table1.C5" office:value-type="string">
              <text:p text:style-name="P7"/>
            </table:table-cell>
          </table:table-row>
          <table:table-row>
            <table:table-cell table:style-name="Table1.A5" office:value-type="string">
              <text:p text:style-name="P5"/>
            </table:table-cell>
            <table:table-cell table:style-name="Table1.A5" office:value-type="string">
              <text:p text:style-name="P7"/>
            </table:table-cell>
            <table:table-cell table:style-name="Table1.C5" office:value-type="string">
              <text:p text:style-name="P7"/>
            </table:table-cell>
          </table:table-row>
          <table:table-row>
            <table:table-cell table:style-name="Table1.A5" office:value-type="string">
              <text:p text:style-name="P5"/>
            </table:table-cell>
            <table:table-cell table:style-name="Table1.A5" office:value-type="string">
              <text:p text:style-name="P7"/>
            </table:table-cell>
            <table:table-cell table:style-name="Table1.C5" office:value-type="string">
              <text:p text:style-name="P7"/>
            </table:table-cell>
          </table:table-row>
          <table:table-row>
            <table:table-cell table:style-name="Table1.A5" office:value-type="string">
              <text:p text:style-name="P6"/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  <table:table-row>
            <table:table-cell table:style-name="Table1.A5" office:value-type="string">
              <text:p text:style-name="P6"/>
            </table:table-cell>
            <table:table-cell table:style-name="Table1.A5" office:value-type="string">
              <text:p text:style-name="P1"/>
            </table:table-cell>
            <table:table-cell table:style-name="Table1.C5" office:value-type="string">
              <text:p text:style-name="P1"/>
            </table:table-cell>
          </table:table-row>
        </table:table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Times New Roman1" svg:font-family="'Times New Roman'"/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212cm" fo:margin-bottom="0.212cm"/>
      <style:text-properties fo:font-size="12pt" fo:font-style="italic"/>
    </style:style>
    <style:style style:name="Normal" style:family="paragraph">
      <style:paragraph-properties style:writing-mode="lr-tb"/>
      <style:text-properties style:font-name="Times New Roman1" fo:font-size="12pt" fo:language="en" fo:country="AU"/>
    </style:style>
    <style:style style:name="Heading" style:family="paragraph" style:parent-style-name="Normal" style:next-style-name="Text_20_body" style:class="text">
      <style:paragraph-properties fo:margin-top="0.423cm" fo:margin-bottom="0.212cm" fo:keep-with-next="always"/>
      <style:text-properties style:font-name="Arial" fo:font-size="14pt"/>
    </style:style>
    <style:style style:name="Text_20_body" style:display-name="Text body" style:family="paragraph" style:parent-style-name="Normal" style:class="text">
      <style:paragraph-properties fo:margin-top="0cm" fo:margin-bottom="0.212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12-10-26T15:43:04</meta:creation-date>
    <meta:editing-duration>PT05H12M40S</meta:editing-duration>
    <meta:editing-cycles>8</meta:editing-cycles>
    <dc:date>2012-10-30T10:32:39</dc:date>
    <meta:document-statistic meta:table-count="1" meta:image-count="0" meta:object-count="0" meta:page-count="11" meta:paragraph-count="436" meta:word-count="587" meta:character-count="3995"/>
  </office:meta>
</office:document-meta>
</file>